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00000023C14350CA6.gif"/>
  <manifest:file-entry manifest:media-type="image/gif" manifest:full-path="Pictures/1000000000000D8200000A1D0A585F1B.gif"/>
  <manifest:file-entry manifest:media-type="image/gif" manifest:full-path="Pictures/10000200000004CB000002AC24CFBD45.gi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0.278in" fo:text-align="center" style:justify-single-word="false"/>
      <style:text-properties style:font-name="Arial" style:text-underline-style="solid" style:text-underline-width="auto" style:text-underline-color="font-color" fo:font-weight="bold" style:font-weight-asian="bold" style:font-name-complex="Arial"/>
    </style:style>
    <style:style style:name="P2" style:family="paragraph" style:parent-style-name="Standard">
      <style:paragraph-properties fo:line-height="0.278in" fo:text-align="center" style:justify-single-word="false"/>
      <style:text-properties style:font-name="Arial" fo:font-size="14pt" fo:font-weight="bold" style:font-size-asian="14pt" style:font-weight-asian="bold" style:font-name-complex="Arial" style:font-size-complex="14pt"/>
    </style:style>
    <style:style style:name="P3" style:family="paragraph" style:parent-style-name="Standard">
      <style:paragraph-properties fo:line-height="0.278in" fo:text-align="justify" style:justify-single-word="false"/>
      <style:text-properties style:font-name="Arial" style:font-name-complex="Arial"/>
    </style:style>
    <style:style style:name="P4" style:family="paragraph" style:parent-style-name="Standard">
      <style:paragraph-properties fo:margin-left="1.4752in" fo:margin-right="0in" fo:line-height="0.278in" fo:text-align="justify" style:justify-single-word="false" fo:text-indent="0in" style:auto-text-indent="false"/>
    </style:style>
    <style:style style:name="P5" style:family="paragraph" style:parent-style-name="Standard">
      <style:paragraph-properties fo:margin-left="0in" fo:margin-right="0in" fo:margin-top="0.3in" fo:margin-bottom="0in" fo:line-height="0.278in" fo:text-align="center" style:justify-single-word="false" fo:text-indent="0in" style:auto-text-indent="false" fo:padding="0in" fo:border-left="none" fo:border-right="none" fo:border-top="0.0071in solid #000000" fo:border-bottom="none" style:shadow="none"/>
      <style:text-properties style:font-name="DejaVu Sans" fo:font-size="9pt" style:font-size-asian="9pt" style:font-size-complex="9pt"/>
    </style:style>
    <style:style style:name="P6" style:family="paragraph" style:parent-style-name="Standard" style:master-page-name="Standard">
      <style:paragraph-properties fo:line-height="0.278in" fo:text-align="center" style:justify-single-word="false" style:page-number="auto"/>
      <style:text-properties style:font-name="Arial" style:text-underline-style="solid" style:text-underline-width="auto" style:text-underline-color="font-color" fo:font-weight="bold" style:font-weight-asian="bold" style:font-name-complex="Arial"/>
    </style:style>
    <style:style style:name="P7" style:family="paragraph" style:parent-style-name="Standard">
      <style:paragraph-properties fo:line-height="0.278in" fo:text-align="justify" style:justify-single-word="false"/>
      <style:text-properties style:font-name="Arial" officeooo:paragraph-rsid="001886c1" style:font-name-complex="Arial"/>
    </style:style>
    <style:style style:name="P8"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Wingdings" fo:font-size="22pt" style:font-size-asian="22pt" style:font-size-complex="22pt"/>
    </style:style>
    <style:style style:name="T3" style:family="text">
      <style:text-properties fo:font-size="22pt" style:font-size-asian="22pt" style:font-size-complex="22pt"/>
    </style:style>
    <style:style style:name="T4" style:family="text">
      <style:text-properties officeooo:rsid="001886c1"/>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Einwilligungserklärung für die Teilnahme an der Studie</text:p>
      <text:p text:style-name="P1"/>
      <text:p text:style-name="P2">„<text:span text:style-name="T4">Center Speller – Colors and Shapes</text:span>“</text:p>
      <text:p text:style-name="P2"/>
      <text:p text:style-name="P2"/>
      <text:p text:style-name="P7">Ich habe Informationen zu <text:span text:style-name="T4">der</text:span> Studie „<text:span text:style-name="T4">Center Speller – Colors and Shapes</text:span>“ <text:span text:style-name="T4">erhalten </text:span>und erkläre mich bereit, an der EEG-Messung teilzunehmen. Des Weiteren bin ich damit einverstanden, dass meine Daten gespeichert und anonymisiert für wissenschaftliche Auswertungen genutzt werden. Mir wurde versichert, dass Daten, mit denen ein Personenbezug (Name, Geburtsdatum, etc.) hergestellt werden kann, gesondert gespeichert und nur für di<text:span text:style-name="T4">eser</text:span> Forschungs<text:span text:style-name="T4">gruppe</text:span> verwendet werden. Personenbezogene Daten werden nicht an Dritte weitergegeben.</text:p>
      <text:p text:style-name="P3">Mir ist bekannt, dass die Teilnahme freiwillig ist und ich sie jederzeit ohne Angaben von Gründen widerrufen kann, ohne dass mir daraus irgendein Nachteil entsteht.</text:p>
      <text:p text:style-name="P3"/>
      <text:p text:style-name="P3"/>
      <text:p text:style-name="P3">________________________</text:p>
      <text:p text:style-name="P3">Name des Teilnehmers</text:p>
      <text:p text:style-name="P3"/>
      <text:p text:style-name="P3"/>
      <text:p text:style-name="P3">________________________<text:tab/><text:tab/><text:tab/><text:tab/>________________________</text:p>
      <text:p text:style-name="P3">Ort, Datum<text:tab/><text:tab/><text:tab/><text:tab/><text:tab/><text:tab/><text:tab/>Unterschrift des Teilnehmers</text:p>
      <text:p text:style-name="P3"/>
      <text:p text:style-name="P3"/>
      <text:p text:style-name="P3">Ich bin damit einverstanden, dass ich für evtl. stattfindende Nachfolge­untersuchungen durch die Versuchsleiter telefonisch oder per Email kontaktiert werde. Dies ist jedoch noch keine Verpflichtung für eine tatsächliche Teilnahme an weiteren Studien.</text:p>
      <text:p text:style-name="P3"/>
      <text:p text:style-name="P4"><text:span text:style-name="T1">Ja </text:span><text:span text:style-name="T2"></text:span><text:span text:style-name="T3"><text:tab/><text:tab/><text:tab/><text:tab/></text:span><text:span text:style-name="T1">Nein </text:span><text:span text:style-name="T2"></text:span></text:p>
      <text:p text:style-name="P5">Versuchsleiter: <text:s/>Dr. Benjamin Blankertz, TU Berlin, FG Maschinelles Lernen, FR 6-9, (030)314-286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Nimbus Roman No9 L" fo:font-size="12pt" fo:language="de" fo:country="D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line-height="150%"/>
      <style:text-properties style:font-name="Arial"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Standard_20__28_Web_29_" style:display-name="Standard (Web)" style:family="paragraph" style:parent-style-name="Standard">
      <style:paragraph-properties fo:margin-left="0.0835in" fo:margin-right="0.0835in" fo:margin-top="0.0417in" fo:margin-bottom="0.0417in" fo:line-height="150%" fo:text-indent="0in" style:auto-text-indent="false"/>
      <style:text-properties fo:color="#000000" style:font-name="Verdana" fo:font-size="8.5pt" fo:language="en" fo:country="GB" style:font-name-asian="Arial Unicode MS" style:font-size-asian="8.5pt"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fo:font-size="16pt" fo:font-style="normal" fo:font-weight="bold" style:font-size-asian="16pt" style:font-style-asian="normal" style:font-weight-asian="bold" style:font-size-complex="16pt"/>
    </style:style>
    <style:style style:name="WW8Num1z1" style:family="text">
      <style:text-properties style:font-name="Times New Roman" fo:font-size="14pt" fo:font-style="normal" fo:font-weight="normal" style:font-size-asian="14pt" style:font-style-asian="normal" style:font-weight-asian="normal" style:font-size-complex="14pt"/>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writing-mode="lr-tb"/>
      <style:text-properties fo:font-size="24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M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73in" fo:page-height="11.6925in" style:num-format="1" style:print-orientation="portrait" fo:margin-top="0.4917in" fo:margin-bottom="0.7874in" fo:margin-left="0.9839in" fo:margin-right="0.9839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73in" fo:page-height="11.6925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frame draw:style-name="Mfr1" draw:name="graphics2" text:anchor-type="paragraph" svg:x="0in" svg:y="0in" svg:width="1.9201in" svg:height="1.0701in" draw:z-index="2"><draw:image xlink:href="Pictures/10000200000004CB000002AC24CFBD45.gif" xlink:type="simple" xlink:show="embed" xlink:actuate="onLoad"/></draw:frame><draw:frame draw:style-name="Mfr2" draw:name="graphics1" text:anchor-type="paragraph" svg:y="0in" svg:width="1.4201in" svg:height="1.0098in" draw:z-index="3"><draw:image xlink:href="Pictures/10000000000003200000023C14350CA6.gif" xlink:type="simple" xlink:show="embed" xlink:actuate="onLoad"/></draw:frame><draw:frame draw:style-name="Mfr1" draw:name="graphics3" text:anchor-type="paragraph" svg:x="2.7398in" svg:y="0in" svg:width="1.4402in" svg:height="1.0799in" draw:z-index="4"><draw:image xlink:href="Pictures/1000000000000D8200000A1D0A585F1B.gif" xlink:type="simple" xlink:show="embed" xlink:actuate="onLoad"/></draw:frame><draw:frame draw:style-name="Mfr3" draw:name="Frame1" text:anchor-type="char" svg:x="0.1252in" svg:y="0.0528in" svg:width="3in" svg:height="1in" draw:z-index="0"><draw:text-box><text:p text:style-name="Standard"/></draw:text-box></draw:frame><draw:line text:anchor-type="char" draw:z-index="1" draw:style-name="Mgr1" draw:text-style-name="MP1" svg:x1="4.2339in" svg:y1="0.6091in" svg:x2="4.2339in" svg:y2="1.4756in"><text:p/></draw:line><text:tab/><text:tab/></text:p>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udie zu Prädiktoren der BCI-Kommunikation</dc:title>
    <meta:initial-creator>embraun</meta:initial-creator>
    <meta:creation-date>2008-03-07T16:41:00</meta:creation-date>
    <dc:creator>Benjamin Blankertz</dc:creator>
    <dc:date>2010-11-04T11:53:56</dc:date>
    <meta:print-date>2008-03-07T13:56:00</meta:print-date>
    <meta:editing-cycles>10</meta:editing-cycles>
    <meta:generator>OpenOffice.org/3.2$Linux OpenOffice.org_project/320m19$Build-9505</meta:generator>
    <meta:editing-duration>PT00H09M37S</meta:editing-duration>
    <meta:document-statistic meta:table-count="0" meta:image-count="3" meta:object-count="0" meta:page-count="1" meta:paragraph-count="12" meta:word-count="168" meta:character-count="1290"/>
    <meta:user-defined meta:name="Info 1"/>
    <meta:user-defined meta:name="Info 2"/>
    <meta:user-defined meta:name="Info 3"/>
    <meta:user-defined meta:name="Info 4"/>
  </office:meta>
</office:document-meta>
</file>